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4ea" officeooo:paragraph-rsid="0002f5f2"/>
    </style:style>
    <style:style style:name="P2" style:family="paragraph" style:parent-style-name="Standard">
      <style:text-properties officeooo:rsid="0000f7cf" officeooo:paragraph-rsid="0002f5f2"/>
    </style:style>
    <style:style style:name="P3" style:family="paragraph" style:parent-style-name="Standard">
      <style:text-properties officeooo:rsid="0002f5f2" officeooo:paragraph-rsid="0002f5f2"/>
    </style:style>
    <style:style style:name="P4" style:family="paragraph" style:parent-style-name="Standard">
      <style:text-properties officeooo:rsid="00039041" officeooo:paragraph-rsid="00039041"/>
    </style:style>
    <style:style style:name="P5" style:family="paragraph" style:parent-style-name="Standard">
      <style:text-properties officeooo:rsid="0003e2e8" officeooo:paragraph-rsid="0003e2e8"/>
    </style:style>
    <style:style style:name="P6" style:family="paragraph" style:parent-style-name="Standard">
      <style:text-properties officeooo:paragraph-rsid="00044411"/>
    </style:style>
    <style:style style:name="P7" style:family="paragraph" style:parent-style-name="Standard" style:list-style-name="L1">
      <style:text-properties officeooo:paragraph-rsid="00044411"/>
    </style:style>
    <style:style style:name="P8" style:family="paragraph" style:parent-style-name="Standard" style:list-style-name="L1">
      <style:text-properties officeooo:rsid="00044411" officeooo:paragraph-rsid="00044411"/>
    </style:style>
    <style:style style:name="P9" style:family="paragraph" style:parent-style-name="Standard">
      <style:text-properties officeooo:rsid="00039041" officeooo:paragraph-rsid="0003e2e8"/>
    </style:style>
    <style:style style:name="T1" style:family="text">
      <style:text-properties officeooo:rsid="0002f5f2"/>
    </style:style>
    <style:style style:name="T2" style:family="text">
      <style:text-properties officeooo:rsid="0003e2e8"/>
    </style:style>
    <style:style style:name="T3" style:family="text">
      <style:text-properties officeooo:rsid="00044411"/>
    </style:style>
    <style:style style:name="T4" style:family="text">
      <style:text-properties fo:font-variant="normal" fo:text-transform="none" fo:color="#ffffff" style:font-name="Helvetica" fo:font-size="9.75pt" fo:letter-spacing="normal" fo:font-style="normal" fo:font-weight="normal"/>
    </style:style>
    <style:style style:name="T5" style:family="text">
      <style:text-properties fo:font-variant="normal" fo:text-transform="none" fo:color="#ffffff" style:font-name="Helvetica" fo:font-size="9.7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ffffff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becca,</text:p>
      <text:p text:style-name="P9"/>
      <text:p text:style-name="P9">Hi. <text:s/>I loved meeting your family last I was in Wisconsin. <text:s/>If things go to my plan, I will be able to spend more time there (in the viable warm months, lol), and really hope to get to see more of your family, and Mike and Linda.</text:p>
      <text:p text:style-name="P9"/>
      <text:p text:style-name="P9">I finally have my project working for Apple products, and was hoping you’d find time to check it out. <text:s/>I will be the first to admit it needs some tweaking to become easier to use. <text:s/></text:p>
      <text:p text:style-name="P9"/>
      <text:p text:style-name="P9">https://playitagainkid.com/ <text:s/>does require you to make a free dropbox account, where the recordings will be stored. <text:s/>If you have any problems at all, please feel free to call me at any time. <text:s/>949-899-4788. <text:s/>Please text me the phone number if you call, so I know to take it.</text:p>
      <text:p text:style-name="P9"/>
      <text:p text:style-name="P9">I’m really hoping to see some creative ideas about how Rainier and Olin view being able to play you or Zach or Gramma on demand. <text:s/>The features where you can capture your kid’s drawings or own narration is not yet moved to this version, but I will be able to produce that pretty quickly.</text:p>
      <text:p text:style-name="P9"/>
      <text:p text:style-name="P9">If it’s something you’re interested in, I’d be happy to give you a part of the company as a side job you could do from home. <text:s/>There is so much potential here, and I really would benefit from some ‘motherly’ perspective.</text:p>
      <text:p text:style-name="P9"/>
      <text:p text:style-name="P9">Thanks,</text:p>
      <text:p text:style-name="P9">J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26:31.670000000</meta:creation-date>
    <dc:date>2019-05-14T18:13:53.598000000</dc:date>
    <meta:editing-duration>PT19M5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8" meta:word-count="228" meta:character-count="1204" meta:non-whitespace-character-count="973"/>
  </office:meta>
</office:document-meta>
</file>